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1f96b" officeooo:paragraph-rsid="0021f96b"/>
    </style:style>
    <style:style style:name="P2" style:family="paragraph" style:parent-style-name="Standard">
      <style:text-properties officeooo:rsid="0021f96b" officeooo:paragraph-rsid="0025f0f4"/>
    </style:style>
    <style:style style:name="P3" style:family="paragraph" style:parent-style-name="Standard">
      <style:text-properties fo:language="en" fo:country="US" officeooo:rsid="0021f96b" officeooo:paragraph-rsid="0021f96b"/>
    </style:style>
    <style:style style:name="P4" style:family="paragraph" style:parent-style-name="Standard">
      <style:text-properties fo:language="en" fo:country="US" officeooo:rsid="0021f96b" officeooo:paragraph-rsid="0025b416"/>
    </style:style>
    <style:style style:name="P5" style:family="paragraph" style:parent-style-name="Standard">
      <style:text-properties fo:language="en" fo:country="US" officeooo:paragraph-rsid="0023c389"/>
    </style:style>
    <style:style style:name="P6" style:family="paragraph" style:parent-style-name="Standard">
      <style:text-properties fo:language="en" fo:country="US" officeooo:rsid="001e3144" officeooo:paragraph-rsid="001e3144"/>
    </style:style>
    <style:style style:name="P7" style:family="paragraph" style:parent-style-name="Standard">
      <style:text-properties fo:language="en" fo:country="US" officeooo:rsid="001fa315" officeooo:paragraph-rsid="001fa315"/>
    </style:style>
    <style:style style:name="P8" style:family="paragraph" style:parent-style-name="Standard">
      <style:text-properties fo:language="en" fo:country="US" officeooo:rsid="001fa315" officeooo:paragraph-rsid="00272048"/>
    </style:style>
    <style:style style:name="P9" style:family="paragraph" style:parent-style-name="Standard">
      <style:text-properties fo:language="en" fo:country="US" officeooo:rsid="0023c389" officeooo:paragraph-rsid="0023c389"/>
    </style:style>
    <style:style style:name="P10" style:family="paragraph" style:parent-style-name="Standard">
      <style:text-properties fo:language="en" fo:country="US" officeooo:rsid="0025b416" officeooo:paragraph-rsid="0025b416"/>
    </style:style>
    <style:style style:name="P11" style:family="paragraph" style:parent-style-name="Standard">
      <style:text-properties fo:language="en" fo:country="US" officeooo:rsid="00272048" officeooo:paragraph-rsid="00272048"/>
    </style:style>
    <style:style style:name="T1" style:family="text">
      <style:text-properties officeooo:rsid="002132f7"/>
    </style:style>
    <style:style style:name="T2" style:family="text">
      <style:text-properties officeooo:rsid="0021f96b"/>
    </style:style>
    <style:style style:name="T3" style:family="text">
      <style:text-properties officeooo:rsid="0023c389"/>
    </style:style>
    <style:style style:name="T4" style:family="text">
      <style:text-properties officeooo:rsid="002423df"/>
    </style:style>
    <style:style style:name="T5" style:family="text">
      <style:text-properties officeooo:rsid="0025b416"/>
    </style:style>
    <style:style style:name="T6" style:family="text">
      <style:text-properties fo:language="en" fo:country="US"/>
    </style:style>
    <style:style style:name="T7" style:family="text">
      <style:text-properties fo:language="en" fo:country="US" officeooo:rsid="002423df"/>
    </style:style>
    <style:style style:name="T8" style:family="text">
      <style:text-properties fo:language="en" fo:country="US" officeooo:rsid="001e3144"/>
    </style:style>
    <style:style style:name="T9" style:family="text">
      <style:text-properties fo:language="en" fo:country="US" officeooo:rsid="0023c389"/>
    </style:style>
    <style:style style:name="T10" style:family="text">
      <style:text-properties fo:language="en" fo:country="US" officeooo:rsid="0025f0f4"/>
    </style:style>
    <style:style style:name="T11" style:family="text">
      <style:text-properties officeooo:rsid="0025f0f4"/>
    </style:style>
    <style:style style:name="T12" style:family="text">
      <style:text-properties officeooo:rsid="00269644"/>
    </style:style>
    <style:style style:name="T13" style:family="text">
      <style:text-properties officeooo:rsid="0027204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following issues raise doubts <text:span text:style-name="T11">about</text:span> the trustworthiness of this study: </text:p>
      <text:p text:style-name="P3"/>
      <text:p text:style-name="P2"><text:span text:style-name="T7">According to the information in the published paper, registration was </text:span><text:span text:style-name="T10">done</text:span><text:span text:style-name="T7"> </text:span><text:span text:style-name="T6">retrospectively, </text:span><text:span text:style-name="T10">as</text:span><text:span text:style-name="T7"> the study </text:span><text:span text:style-name="T10">was “</text:span><text:span text:style-name="T7">conducted in April 2020” but registration was on </text:span><text:span text:style-name="T8">24/08/2020 </text:span><text:span text:style-name="T7">on the Persian trial register (</text:span><text:a xlink:type="simple" xlink:href="https://en.irct.ir/trial/45956" text:style-name="Internet_20_link" text:visited-style-name="Visited_20_Internet_20_Link"><text:span text:style-name="T8">https://en.irct.ir/trial/45956</text:span></text:a><text:span text:style-name="T8"> </text:span><text:span text:style-name="T7">with Number </text:span><text:span text:style-name="T8">IRCT20191229045931N1, </text:span><text:span text:style-name="T6">link in </text:span><text:span text:style-name="T10">the </text:span><text:span text:style-name="T6">paper is </text:span><text:span text:style-name="T7">no</text:span><text:span text:style-name="T10">t</text:span><text:span text:style-name="T6"> working</text:span><text:span text:style-name="T7">). However, in the </text:span><text:span text:style-name="T6">WHO trial database, </text:span><text:span text:style-name="T7">the </text:span><text:span text:style-name="T9">date of first enrollment is </text:span><text:bookmark text:name="DataList3_ctl01_Date_enrollementLabel"/><text:span text:style-name="T7">21/01/</text:span><text:span text:style-name="T6">2020. <text:s/></text:span></text:p>
      <text:p text:style-name="P1"><text:a xlink:type="simple" xlink:href="https://trialsearch.who.int/Trial2.aspx?TrialID=IRCT20191229045931N1" text:style-name="Internet_20_link" text:visited-style-name="Visited_20_Internet_20_Link"><text:span text:style-name="T6">https://trialsearch.who.int/Trial2.aspx?TrialID=IRCT20191229045931N1</text:span></text:a><text:span text:style-name="T6"> </text:span></text:p>
      <text:p text:style-name="P5"/>
      <text:p text:style-name="P4"><text:span text:style-name="T11">The </text:span>completion <text:span text:style-name="T12">time </text:span><text:span text:style-name="T5">is impossible based on the information that the study was “</text:span><text:span text:style-name="T4">conducted in April 2020”, </text:span><text:span text:style-name="T5">because treatment </text:span><text:span text:style-name="T12">lasted</text:span><text:span text:style-name="T5"> 10 days and </text:span><text:span text:style-name="T12">the </text:span><text:span text:style-name="T5">follow-up was 3 months. Even </text:span><text:span text:style-name="T12">if the authors meant to say</text:span><text:span text:style-name="T5"> the study ended </text:span><text:span text:style-name="T11">in </text:span><text:span text:style-name="T5">April 2020, the time-</text:span><text:span text:style-name="T12">line</text:span><text:span text:style-name="T5"> is not </text:span><text:span text:style-name="T12">feasible</text:span><text:span text:style-name="T5">: if enrollment </text:span><text:span text:style-name="T12">began</text:span><text:span text:style-name="T5"> </text:span><text:span text:style-name="T11">on </text:span><text:span text:style-name="T5">21/01/2020 (as stated in the WHO trial register) </text:span><text:span text:style-name="T11">and </text:span><text:span text:style-name="T5">the study was completed in April 2020, all patients </text:span><text:span text:style-name="T12">would have </text:span><text:span text:style-name="T5">had to be recruited on the same day (21/01/2020) and immediately start the 10-day treatment phase (ending 31/01/2020) to complete the 3-month follow-</text:span><text:span text:style-name="T11">up in April. </text:span><text:span text:style-name="T12">Additionally</text:span><text:span text:style-name="T5">, t</text:span>he number of screened patients is also not provided. </text:p>
      <text:p text:style-name="P10"/>
      <text:p text:style-name="P4">There <text:span text:style-name="T12">were</text:span> no drop outs at all, which is unusual, <text:span text:style-name="T5">especially for a follow-up of 3 months. </text:span></text:p>
      <text:p text:style-name="P3"/>
      <text:p text:style-name="P3"><text:span text:style-name="T5">The planned s</text:span><text:span text:style-name="T3">econdary outcome </text:span><text:span text:style-name="T5">was </text:span><text:span text:style-name="T12">i</text:span>mpulsivity <text:span text:style-name="T5">but nothing is mentioned in the paper. </text:span></text:p>
      <text:p text:style-name="P3"/>
      <text:p text:style-name="P6"><text:span text:style-name="T2">Medication treatment is described as follows: “</text:span>2–5 tablets of 300 mg lithium (dosage ranged from 600 to 1500 mg), 200 mg sodium valproate (dosage ranged from 400 to 1500 mg), and 200 mg carbamazepine (dosage ranged from 400 to 800 mg), two times per day“</text:p>
      <text:p text:style-name="P3">Some of these drugs require blood tests, but no information is provided <text:span text:style-name="T12">on </text:span>how this was done. <text:span text:style-name="T5">No protocol is available. </text:span></text:p>
      <text:p text:style-name="P6"/>
      <text:p text:style-name="P8"><text:span text:style-name="T3">For </text:span>depression at <text:span text:style-name="T12">the </text:span>post-test, <text:span text:style-name="T3">which is </text:span><text:span text:style-name="T5">one of the </text:span><text:span text:style-name="T3">primary outcome</text:span><text:span text:style-name="T12">s</text:span><text:span text:style-name="T3">, the group difference is </text:span>p = 0.0495 (<text:span text:style-name="T12">based on </text:span>my calculations <text:span text:style-name="T12">using </text:span>means and SDs). <text:span text:style-name="T5">P-values just below the threshold of 0.05 </text:span><text:span text:style-name="T11">can be a red flag, especially if there are other problematic features </text:span><text:span text:style-name="T12">in</text:span><text:span text:style-name="T11"> the data. In this case, </text:span><text:span text:style-name="T1">the SD in the medication only arm </text:span><text:span text:style-name="T11">increased from</text:span><text:span text:style-name="T1"> 11.28 at baseline </text:span><text:span text:style-name="T11">to an unusually </text:span><text:span text:style-name="T1">large </text:span><text:span text:style-name="T11">value of </text:span><text:span text:style-name="T1">22.02 before </text:span><text:span text:style-name="T12">returning to </text:span><text:span text:style-name="T1">a normal range (8.38) </text:span><text:span text:style-name="T11">in the follow-up</text:span><text:span text:style-name="T1">. In the medication + tDCS arm, post-baseline values are very small, </text:span><text:span text:style-name="T12">indicating</text:span><text:span text:style-name="T1"> that most patients had zero depression </text:span><text:span text:style-name="T11">scores</text:span><text:span text:style-name="T1">. The SDs are </text:span><text:span text:style-name="T12">also </text:span><text:span text:style-name="T1">very small (2.21 and 2.32), which is unusual. This results in a medium to large difference at the end of treatment, </text:span><text:span text:style-name="T12">with </text:span><text:span text:style-name="T11">Cohen’s d = </text:span><text:span text:style-name="T1">0.75 [0.01 to 1.49] </text:span><text:span text:style-name="T13">and</text:span><text:span text:style-name="T1"> p = 0.0495. </text:span></text:p>
      <text:p text:style-name="P8"><text:span text:style-name="T11">At follow-up, the difference further increases to a </text:span><text:span text:style-name="T1">very large </text:span><text:span text:style-name="T11">effect</text:span><text:span text:style-name="T13">size, d</text:span><text:span text:style-name="T11"> = </text:span><text:span text:style-name="T1">1.7 [0.87 to 2.54], p = 0.00007. </text:span><text:span text:style-name="T11">This is </text:span><text:span text:style-name="T13">once </text:span><text:span text:style-name="T11">again not plausible as effects of this size </text:span><text:span text:style-name="T13">are very rare</text:span><text:span text:style-name="T11"> in this field (Leucht). </text:span><text:span text:style-name="T13">Furthermore, effects typically </text:span><text:span text:style-name="T11">decay from the end of treatment to follow-up. </text:span></text:p>
      <text:p text:style-name="P8"/>
      <text:p text:style-name="P11">Finally, means and SDs for age and depression scores at follow up in the medication+tDCS group do not pass the GRIMMER test. <text:s/></text:p>
      <text:p text:style-name="P11"/>
      <text:p text:style-name="P8"><text:span text:style-name="T11">A look at the raw data for further inspection should seems required. </text:span><text:tab/></text:p>
      <text:p text:style-name="P7"/>
      <text:p text:style-name="P9">The R-code is available her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in</meta:initial-creator>
    <meta:creation-date>2026-01-21T06:40:02.917426200</meta:creation-date>
    <meta:generator>LibreOffice/7.3.7.2$Linux_X86_64 LibreOffice_project/30$Build-2</meta:generator>
    <dc:date>2026-01-21T08:51:58.780228844</dc:date>
    <dc:creator>Martin</dc:creator>
    <meta:editing-duration>PT12M45S</meta:editing-duration>
    <meta:editing-cycles>3</meta:editing-cycles>
    <meta:document-statistic meta:table-count="0" meta:image-count="0" meta:object-count="0" meta:page-count="1" meta:paragraph-count="13" meta:word-count="493" meta:character-count="2987" meta:non-whitespace-character-count="2493"/>
  </office:meta>
</office:document-meta>
</file>